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049cm" table:align="left" fo:background-color="#ffffff">
        <style:background-image/>
      </style:table-properties>
    </style:style>
    <style:style style:name="Table1.A" style:family="table-column">
      <style:table-column-properties style:column-width="0.769cm"/>
    </style:style>
    <style:style style:name="Table1.B" style:family="table-column">
      <style:table-column-properties style:column-width="9.28cm"/>
    </style:style>
    <style:style style:name="Table1.A1" style:family="table-cell">
      <style:table-cell-properties style:vertical-align="middle" fo:padding="0cm" fo:border="none"/>
    </style:style>
    <style:style style:name="P1" style:family="paragraph" style:parent-style-name="Standard">
      <style:paragraph-properties fo:text-align="center" style:justify-single-word="false"/>
      <style:text-properties fo:color="#ffffff" fo:font-size="14pt" fo:font-weight="bold" officeooo:rsid="0009b472" officeooo:paragraph-rsid="0009b472" fo:background-color="#000000" style:font-size-asian="14pt" style:font-weight-asian="bold" style:font-size-complex="14pt" style:font-weight-complex="bold"/>
    </style:style>
    <style:style style:name="P2" style:family="paragraph" style:parent-style-name="Standard">
      <style:paragraph-properties fo:text-align="center" style:justify-single-word="false"/>
      <style:text-properties officeooo:rsid="0009b472" officeooo:paragraph-rsid="0009b472"/>
    </style:style>
    <style:style style:name="P3" style:family="paragraph" style:parent-style-name="Standard">
      <style:paragraph-properties fo:text-align="center" style:justify-single-word="false"/>
      <style:text-properties officeooo:rsid="0009b472" officeooo:paragraph-rsid="000ae754"/>
    </style:style>
    <style:style style:name="P4" style:family="paragraph" style:parent-style-name="Standard">
      <style:paragraph-properties fo:text-align="center" style:justify-single-word="false"/>
      <style:text-properties officeooo:paragraph-rsid="000bb4c4"/>
    </style:style>
    <style:style style:name="P5" style:family="paragraph" style:parent-style-name="Standard">
      <style:paragraph-properties fo:text-align="center" style:justify-single-word="false"/>
      <style:text-properties officeooo:rsid="000bb4c4" officeooo:paragraph-rsid="000bb4c4"/>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da5bf"/>
    </style:style>
    <style:style style:name="P8" style:family="paragraph" style:parent-style-name="Text_20_body">
      <style:paragraph-properties fo:text-align="center" style:justify-single-word="false"/>
      <style:text-properties style:text-underline-style="none" officeooo:rsid="000bb4c4"/>
    </style:style>
    <style:style style:name="P9" style:family="paragraph" style:parent-style-name="Text_20_body">
      <style:paragraph-properties fo:text-align="center" style:justify-single-word="false"/>
      <style:text-properties style:text-underline-style="none" officeooo:rsid="000da5bf" officeooo:paragraph-rsid="000da5bf"/>
    </style:style>
    <style:style style:name="P10" style:family="paragraph" style:parent-style-name="Text_20_body">
      <style:paragraph-properties fo:text-align="center" style:justify-single-word="false"/>
      <style:text-properties style:text-underline-style="none" officeooo:rsid="000eaa69" officeooo:paragraph-rsid="000da5bf"/>
    </style:style>
    <style:style style:name="P11" style:family="paragraph" style:parent-style-name="Text_20_body">
      <style:paragraph-properties fo:text-align="center" style:justify-single-word="false"/>
      <style:text-properties style:text-underline-style="none" officeooo:rsid="000eaa69" officeooo:paragraph-rsid="000eaa69"/>
    </style:style>
    <style:style style:name="P12" style:family="paragraph" style:parent-style-name="Text_20_body">
      <style:paragraph-properties fo:text-align="center" style:justify-single-word="false"/>
      <style:text-properties style:text-underline-style="none" officeooo:rsid="00109e06" officeooo:paragraph-rsid="00109e06"/>
    </style:style>
    <style:style style:name="P13" style:family="paragraph" style:parent-style-name="Text_20_body">
      <style:paragraph-properties fo:text-align="center" style:justify-single-word="false"/>
      <style:text-properties style:text-underline-style="none" officeooo:rsid="00137b61" officeooo:paragraph-rsid="00137b61"/>
    </style:style>
    <style:style style:name="P14" style:family="paragraph" style:parent-style-name="Text_20_body">
      <style:paragraph-properties fo:text-align="center" style:justify-single-word="false"/>
      <style:text-properties style:text-underline-style="none" officeooo:rsid="0013838c" officeooo:paragraph-rsid="0013838c"/>
    </style:style>
    <style:style style:name="P15" style:family="paragraph" style:parent-style-name="Text_20_body">
      <style:paragraph-properties fo:text-align="center" style:justify-single-word="false"/>
      <style:text-properties style:text-underline-style="none" officeooo:rsid="00155e38" officeooo:paragraph-rsid="00155e38"/>
    </style:style>
    <style:style style:name="P16" style:family="paragraph" style:parent-style-name="Text_20_body">
      <style:paragraph-properties fo:text-align="center" style:justify-single-word="false"/>
      <style:text-properties style:text-underline-style="none" officeooo:rsid="00162eeb" officeooo:paragraph-rsid="00162eeb"/>
    </style:style>
    <style:style style:name="P17" style:family="paragraph" style:parent-style-name="Text_20_body">
      <style:paragraph-properties fo:text-align="center" style:justify-single-word="false"/>
      <style:text-properties style:text-underline-style="none" officeooo:rsid="001794c0" officeooo:paragraph-rsid="001794c0"/>
    </style:style>
    <style:style style:name="P18" style:family="paragraph" style:parent-style-name="Text_20_body">
      <style:paragraph-properties fo:text-align="center" style:justify-single-word="false"/>
      <style:text-properties fo:color="#ffffff" style:text-underline-style="none" officeooo:rsid="00137b61" officeooo:paragraph-rsid="00137b61" fo:background-color="#000000"/>
    </style:style>
    <style:style style:name="P19" style:family="paragraph" style:parent-style-name="Text_20_body">
      <style:paragraph-properties fo:text-align="center" style:justify-single-word="false"/>
      <style:text-properties style:text-underline-style="none" officeooo:rsid="0019c265" officeooo:paragraph-rsid="0019c265"/>
    </style:style>
    <style:style style:name="P20"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style:text-underline-style="none" fo:font-weight="normal" officeooo:rsid="0019c265" officeooo:paragraph-rsid="0019c265" style:font-size-asian="10.5pt" style:font-size-complex="12pt"/>
    </style:style>
    <style:style style:name="P21"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style:text-underline-style="none" fo:font-weight="normal" officeooo:rsid="0019c265" officeooo:paragraph-rsid="001c4c70" style:font-size-asian="10.5pt" style:font-size-complex="12pt"/>
    </style:style>
    <style:style style:name="P22"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style:text-underline-style="none" fo:font-weight="normal" officeooo:rsid="0019c265" officeooo:paragraph-rsid="001e1d52" style:font-size-asian="10.5pt" style:font-size-complex="12pt"/>
    </style:style>
    <style:style style:name="P23"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style:text-underline-style="none" fo:font-weight="bold" officeooo:rsid="0019c265" officeooo:paragraph-rsid="001f4df7" style:font-size-asian="10.5pt" style:font-weight-asian="bold" style:font-size-complex="12pt" style:font-weight-complex="bold"/>
    </style:style>
    <style:style style:name="P24" style:family="paragraph" style:parent-style-name="Table_20_Contents">
      <style:paragraph-properties fo:text-align="justify" style:justify-single-word="false"/>
      <style:text-properties fo:font-variant="normal" fo:text-transform="none" style:font-name="Verdana" fo:font-size="10pt" fo:font-style="normal" fo:font-weight="normal"/>
    </style:style>
    <style:style style:name="T1" style:family="text">
      <style:text-properties officeooo:rsid="000bb4c4"/>
    </style:style>
    <style:style style:name="T2" style:family="text">
      <style:text-properties fo:font-weight="normal" officeooo:rsid="000bb4c4" style:font-weight-asian="normal" style:font-weight-complex="normal"/>
    </style:style>
    <style:style style:name="T3" style:family="text">
      <style:text-properties style:text-underline-style="none" officeooo:rsid="000bb4c4"/>
    </style:style>
    <style:style style:name="T4" style:family="text">
      <style:text-properties style:text-underline-style="none" officeooo:rsid="000c7235"/>
    </style:style>
    <style:style style:name="T5" style:family="text">
      <style:text-properties style:text-underline-style="none" officeooo:rsid="000da5bf"/>
    </style:style>
    <style:style style:name="T6" style:family="text">
      <style:text-properties style:text-underline-style="none" officeooo:rsid="000eaa69"/>
    </style:style>
    <style:style style:name="T7" style:family="text">
      <style:text-properties officeooo:rsid="001c4c70"/>
    </style:style>
    <style:style style:name="T8" style:family="text">
      <style:text-properties officeooo:rsid="001e1d52"/>
    </style:style>
    <style:style style:name="T9" style:family="text">
      <style:text-properties officeooo:rsid="001f4d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REPARATION <text:s/>AUX TDs </text:p>
      <text:p text:style-name="P2"/>
      <text:p text:style-name="P3">man </text:p>
      <text:p text:style-name="P3"><text:s/>Interface de consultation des manuels de référence en ligne </text:p>
      <text:p text:style-name="P2"/>
      <text:p text:style-name="P3">ls </text:p>
      <text:p text:style-name="P3">list directory contents </text:p>
      <text:p text:style-name="P2"/>
      <text:p text:style-name="P3">pwd </text:p>
      <text:p text:style-name="P3">print name of current/working directory </text:p>
      <text:p text:style-name="P2"/>
      <text:p text:style-name="P3">cp </text:p>
      <text:p text:style-name="P3">copy files and directories </text:p>
      <text:p text:style-name="P2"/>
      <text:p text:style-name="P3">rm </text:p>
      <text:p text:style-name="P3">remove files or directories </text:p>
      <text:p text:style-name="P2"/>
      <text:p text:style-name="P3">mv </text:p>
      <text:p text:style-name="P3">move (rename) files </text:p>
      <text:p text:style-name="P2"/>
      <text:p text:style-name="P3">cat </text:p>
      <text:p text:style-name="P3">concatenate files and print on the standard output </text:p>
      <text:p text:style-name="P2"/>
      <text:p text:style-name="P3">more </text:p>
      <text:p text:style-name="P3">file perusal filter for crt viewing </text:p>
      <text:p text:style-name="P2"/>
      <text:p text:style-name="P3">grep </text:p>
      <text:p text:style-name="P3">grep <text:s/>searches the named input FILEs (or standard input if no files are </text:p>
      <text:p text:style-name="P2"><text:s text:c="7"/>named, or if a single hyphen-minus (-) is given as file name) for lines </text:p>
      <text:p text:style-name="P2"><text:s text:c="7"/>containing <text:s/>a <text:s/>match to the given PATTERN. <text:s/>By default, grep prints the </text:p>
      <text:p text:style-name="P2"><text:s text:c="7"/>matching lines. </text:p>
      <text:p text:style-name="P2"/>
      <text:p text:style-name="P3">sort </text:p>
      <text:p text:style-name="P3">Write sorted concatenation of all FILE(s) to standard output. </text:p>
      <text:p text:style-name="P2"/>
      <text:p text:style-name="P3">uniq </text:p>
      <text:p text:style-name="P3">Filter <text:s/>adjacent matching lines from INPUT (or standard input), writing </text:p>
      <text:p text:style-name="P2"><text:s text:c="7"/>to OUTPUT (or standard output). </text:p>
      <text:p text:style-name="P2"><text:s text:c="7"/>With no options, matching lines are merged to the first occurrence. </text:p>
      <text:p text:style-name="P2"/>
      <text:p text:style-name="P3">paste </text:p>
      <text:p text:style-name="P3">Write <text:s/>lines <text:s/>consisting <text:s/>of <text:s/>the sequentially corresponding lines from </text:p>
      <text:p text:style-name="P2"><text:s text:c="7"/>each FILE, separated by TABs, to standard output. <text:s text:c="2"/>With <text:s/>no <text:s/>FILE, <text:s/>or </text:p>
      <text:p text:style-name="P2"><text:s text:c="7"/>when FILE is -, read standard input. </text:p>
      <text:p text:style-name="P2"/>
      <text:p text:style-name="P3">join </text:p>
      <text:p text:style-name="P3">join lines of two files on a common field </text:p>
      <text:p text:style-name="P2"/>
      <text:p text:style-name="P3">tr </text:p>
      <text:p text:style-name="P3">translate or delete characters </text:p>
      <text:p text:style-name="P2"/>
      <text:p text:style-name="P3"/>
      <text:p text:style-name="P3"><text:soft-page-break/>head </text:p>
      <text:p text:style-name="P3">output the first part of files </text:p>
      <text:p text:style-name="P2"/>
      <text:p text:style-name="P3">tail </text:p>
      <text:p text:style-name="P3">output the last part of files </text:p>
      <text:p text:style-name="P2"/>
      <text:p text:style-name="P3">mkdir </text:p>
      <text:p text:style-name="P3">make directories </text:p>
      <text:p text:style-name="P2"/>
      <text:p text:style-name="P3">curl </text:p>
      <text:p text:style-name="P3">curl <text:s/>is <text:s/>a tool to transfer data from or to a server, using one of the </text:p>
      <text:p text:style-name="P2"><text:s text:c="7"/>supported protocols (DICT, FILE, FTP, FTPS, GOPHER, HTTP, HTTPS, <text:s/>IMAP, </text:p>
      <text:p text:style-name="P2"><text:s text:c="7"/>IMAPS, <text:s/>LDAP, <text:s/>LDAPS, <text:s/>POP3, POP3S, RTMP, RTSP, SCP, SFTP, SMTP, SMTPS, </text:p>
      <text:p text:style-name="P2"><text:s text:c="7"/>TELNET and TFTP). <text:s/>The command is designed to work without user <text:s/>inter‐ </text:p>
      <text:p text:style-name="P2"><text:s text:c="7"/>action. </text:p>
      <text:p text:style-name="P2"/>
      <text:p text:style-name="P3">gawk </text:p>
      <text:p text:style-name="P3">pattern scanning and processing language </text:p>
      <text:p text:style-name="P2"/>
      <text:p text:style-name="P2"/>
      <text:p text:style-name="P3">make </text:p>
      <text:p text:style-name="P3">The purpose of the make utility is <text:s/>to <text:s/>determine <text:s/>automatically <text:s/>which </text:p>
      <text:p text:style-name="P2"><text:s text:c="7"/>pieces of a large program need to be recompiled, and issue the commands </text:p>
      <text:p text:style-name="P2"><text:s text:c="7"/>to recompile them. </text:p>
      <text:p text:style-name="P2"/>
      <text:p text:style-name="P2">/*************************************************************************/ </text:p>
      <text:p text:style-name="P2">WHAT IS ... </text:p>
      <text:p text:style-name="P2"/>
      <text:p text:style-name="P3">stdout </text:p>
      <text:p text:style-name="P3">The standard output stream is the default destination of output for applications. In most systems, it is usually directed by default to the text console (generally, on the screen). </text:p>
      <text:p text:style-name="P2"/>
      <text:p text:style-name="P3">stderr </text:p>
      <text:p text:style-name="P3">The standard error stream is the default destination for error messages and other diagnostic warnings. Like stdout, it is usually also directed by default to the text console (generally, on the screen). </text:p>
      <text:p text:style-name="P2"/>
      <text:p text:style-name="P3">stdin </text:p>
      <text:p text:style-name="P3">The standard input stream is the default source of data for applications. In most systems, it is usually directed by default to the keyboard. </text:p>
      <text:p text:style-name="P2"/>
      <text:p text:style-name="P2">How do you redirect the ouput of a program to a file ? </text:p>
      <text:p text:style-name="P2">&gt;</text:p>
      <text:p text:style-name="P2"/>
      <text:p text:style-name="P2">How do you append the ouput of a program to a file ? </text:p>
      <text:p text:style-name="P2">&gt;&gt;</text:p>
      <text:p text:style-name="P2"/>
      <text:p text:style-name="P2">In the HTTP protocol, what are the POST and GET methods ? </text:p>
      <text:p text:style-name="P5">Des méthodes permettant de passer des paramètres dans l'URL. Méthodes POST à préférer pour les accès en écriture. La GET pour les accès en lecture.</text:p>
      <text:p text:style-name="P5"/>
      <text:p text:style-name="P5"/>
      <text:p text:style-name="P5"><text:soft-page-break/>What is the JSON format ?</text:p>
      <text:p text:style-name="P4"><text:span text:style-name="T2">JavaScript Object Notation : </text:span><text:span text:style-name="T1">is a text-bas</text:span><text:span text:style-name="T3">ed </text:span><text:span text:style-name="T4">open standard </text:span><text:span text:style-name="T3">designed for </text:span><text:span text:style-name="T4">human-readable </text:span><text:span text:style-name="T3">data interchange. It is derived from the </text:span><text:span text:style-name="T4">JavaScript </text:span><text:span text:style-name="T3">scripting language for representing simple </text:span><text:span text:style-name="T4">data structures </text:span><text:span text:style-name="T3">and </text:span><text:span text:style-name="T4">associative arrays</text:span><text:span text:style-name="T3">, called objects. Despite its relationship to JavaScript, it is </text:span><text:span text:style-name="T4">language-independant</text:span><text:span text:style-name="T3">, with parsers available for many languages.</text:span></text:p>
      <text:p text:style-name="P6"><text:span text:style-name="T3">The JSON format is often used for </text:span><text:span text:style-name="T4">serializing </text:span><text:span text:style-name="T3">and transmitting structured data over a network connection. It is used primarily to transmit data between a server and web application, serving as an alternative to </text:span><text:span text:style-name="T4">XML</text:span><text:span text:style-name="T3">.</text:span></text:p>
      <text:p text:style-name="P8"/>
      <text:p text:style-name="P9">XML well-formed document :</text:p>
      <text:p text:style-name="P9">A well-formed document in XML is a document that adheres to the syntax rules specified by the XML 1,0 specification in taht it must satisfy both physical and logical structures.</text:p>
      <text:p text:style-name="P9"/>
      <text:p text:style-name="P9">XML DTD :</text:p>
      <text:p text:style-name="P9">Document definition type : a set that of markup declarations that define a SGML or XML document.</text:p>
      <text:p text:style-name="P9"/>
      <text:p text:style-name="P9"><text:s/>XML schema :</text:p>
      <text:p text:style-name="P7"><text:span text:style-name="T5">A description of the structure and the content of an XML document. </text:span><text:span text:style-name="T6">Useful to check the validity of this document.</text:span></text:p>
      <text:p text:style-name="P10"/>
      <text:p text:style-name="P11">XML valid document :</text:p>
      <text:p text:style-name="P11">un document XML bien formé, qui se conforme aussi aux règles d'un modèle de documents donné par une DTD ou un schema XML.</text:p>
      <text:p text:style-name="P11"/>
      <text:p text:style-name="P12">Xpath :</text:p>
      <text:p text:style-name="P12">Un langage (non XML) pour localiser une portion d'un document XML.</text:p>
      <text:p text:style-name="P12"/>
      <text:p text:style-name="P18"><text:s/>GENERAL BIOINFORMATICS </text:p>
      <text:p text:style-name="P13">What is a SNP ?</text:p>
      <text:p text:style-name="P13">Single nucleotide polymorphism. La variation d'une seule paire de base. Ces variations sont très fréquentes. Localisées dans des régions codantes, non codantes, ou intergéniques. Permettent d'identifier des génotypes.</text:p>
      <text:p text:style-name="P13"/>
      <text:p text:style-name="P13">What is a genome build ?</text:p>
      <text:p text:style-name="P13"/>
      <text:p text:style-name="P14">What is approximativbe size of human genome ?</text:p>
      <text:p text:style-name="P14">Plus de 3 milliard de paires de bases réparties sur 23 chromosomes.</text:p>
      <text:p text:style-name="P14"/>
      <text:p text:style-name="P14"/>
      <text:p text:style-name="P14"/>
      <text:p text:style-name="P14"><text:soft-page-break/>What is the approximative size of the longest chromosome ?</text:p>
      <text:p text:style-name="P15">Chromosome n°1 : 249,250,621 pb</text:p>
      <text:p text:style-name="P15"/>
      <text:p text:style-name="P15">Difference between flat file and binary file ?</text:p>
      <text:p text:style-name="P16">Flat file : A data file that contains records with no structured relationship. It may contain only basic formatting, have a small fixed number of fields, and it may or may not have a file format.</text:p>
      <text:p text:style-name="P16">Binary file: not a text file. Can contain any type of data. Encoded in binary form.</text:p>
      <text:p text:style-name="P16"/>
      <text:p text:style-name="P16">How many bytes do you to store the length of the human genome ?</text:p>
      <text:p text:style-name="P17">4 bytes.</text:p>
      <text:p text:style-name="P17"/>
      <text:p text:style-name="P17">In a sequence containing only ’A’, ’T’, ’G’ and ’C’ , how many bases can </text:p>
      <text:p text:style-name="P17">you store in one byte ?</text:p>
      <text:p text:style-name="P17">256 bases in 1 byte.</text:p>
      <text:p text:style-name="P17"/>
      <text:p text:style-name="P19">MAKEFILE</text:p>
      <text:p text:style-name="P19">What is a target :</text:p>
      <text:p text:style-name="P19">a file to create or update</text:p>
      <text:p text:style-name="P19"/>
      <text:p text:style-name="P19">all :</text:p>
      <text:p text:style-name="P20">généralement la 1e ligne du fichier : regrope dans ces dépendances l'ensemble des executables à produire.</text:p>
      <text:p text:style-name="P20"/>
      <text:p text:style-name="P20">The default target :</text:p>
      <text:p text:style-name="P20"/>
      <text:p text:style-name="P20"/>
      <table:table table:name="Table1" table:style-name="Table1">
        <table:table-column table:style-name="Table1.A"/>
        <table:table-column table:style-name="Table1.B"/>
        <table:table-row>
          <table:table-cell table:style-name="Table1.A1" office:value-type="string">
            <text:p text:style-name="P24">$@</text:p>
          </table:table-cell>
          <table:table-cell table:style-name="Table1.A1" office:value-type="string">
            <text:p text:style-name="P24">Le nom de la cible</text:p>
          </table:table-cell>
        </table:table-row>
        <table:table-row>
          <table:table-cell table:style-name="Table1.A1" office:value-type="string">
            <text:p text:style-name="P24">$&lt;</text:p>
          </table:table-cell>
          <table:table-cell table:style-name="Table1.A1" office:value-type="string">
            <text:p text:style-name="P24">Le nom de la première dépendance</text:p>
          </table:table-cell>
        </table:table-row>
        <table:table-row>
          <table:table-cell table:style-name="Table1.A1" office:value-type="string">
            <text:p text:style-name="P24">$^</text:p>
          </table:table-cell>
          <table:table-cell table:style-name="Table1.A1" office:value-type="string">
            <text:p text:style-name="P24">La liste des dépendances</text:p>
          </table:table-cell>
        </table:table-row>
        <table:table-row>
          <table:table-cell table:style-name="Table1.A1" office:value-type="string">
            <text:p text:style-name="P24">$?</text:p>
          </table:table-cell>
          <table:table-cell table:style-name="Table1.A1" office:value-type="string">
            <text:p text:style-name="P24">La liste des dépendances plus récentes que la cible</text:p>
          </table:table-cell>
        </table:table-row>
        <table:table-row>
          <table:table-cell table:style-name="Table1.A1" office:value-type="string">
            <text:p text:style-name="P24">$*</text:p>
          </table:table-cell>
          <table:table-cell table:style-name="Table1.A1" office:value-type="string">
            <text:p text:style-name="P24">Le nom du fichier sans suffixe</text:p>
          </table:table-cell>
        </table:table-row>
      </table:table>
      <text:p text:style-name="P20"/>
      <text:p text:style-name="P20"/>
      <text:p text:style-name="P20"/>
      <text:p text:style-name="P23"><text:span text:style-name="T9">HUMAN GENOME</text:span></text:p>
      <text:p text:style-name="P21"><text:span text:style-name="T7">1/</text:span></text:p>
      <text:p text:style-name="P21"><text:span text:style-name="T7">a=$(curl http://hgdownload.cse.ucsc.edu/goldenPath/hg19/chromosomes/chr22.fa.gz | gunzip -c | wc -m); </text:span></text:p>
      <text:p text:style-name="P21"><text:span text:style-name="T7">echo $((a-1)) ;</text:span></text:p>
      <text:p text:style-name="P21"><text:span text:style-name="T7">52 330 664</text:span></text:p>
      <text:p text:style-name="P21"><text:soft-page-break/><text:span text:style-name="T7"/></text:p>
      <text:p text:style-name="P21"><text:span text:style-name="T7">2/</text:span></text:p>
      <text:p text:style-name="P21"><text:span text:style-name="T7">The first 100 000 lines are only Ns → represent an occurrence of A,T,G or C.</text:span></text:p>
      <text:p text:style-name="P22"><text:span text:style-name="T8"/></text:p>
      <text:p text:style-name="P22"><text:span text:style-name="T8"/></text:p>
      <text:p text:style-name="P22"><text:span text:style-name="T8"/></text:p>
      <text:p text:style-name="P22"><text:span text:style-name="T8">3/</text:span></text:p>
      <text:p text:style-name="P22"><text:span text:style-name="T8"><text:s/>curl http://hgdownload.cse.ucsc.edu/goldenPath/hg19/chromosomes/chr22.fa.gz | gunzip -c | tr "[:lower:]" "[:upper:]" | tr -d '\n' | sed 's/\(.\)/\1#/g' | tr "#" "\n" | LC_ALL=C sort | uniq -c</text:span></text:p>
      <text:p text:style-name="P22"><text:span text:style-name="T8">9094775 A</text:span></text:p>
      <text:p text:style-name="P22"><text:span text:style-name="T8">8375985 C</text:span></text:p>
      <text:p text:style-name="P22"><text:span text:style-name="T8">8369235 G</text:span></text:p>
      <text:p text:style-name="P22"><text:span text:style-name="T8"><text:s text:c="6"/>1 H</text:span></text:p>
      <text:p text:style-name="P22"><text:span text:style-name="T8">16410021 N</text:span></text:p>
      <text:p text:style-name="P22"><text:span text:style-name="T8"><text:s text:c="6"/>1 R</text:span></text:p>
      <text:p text:style-name="P22"><text:span text:style-name="T8">9054551 T</text:span></text:p>
      <text:p text:style-name="P22"><text:span text:style-name="T8"/></text:p>
      <text:p text:style-name="P21"><text:span text:style-name="T7">4/</text:span></text:p>
      <text:p text:style-name="P21"><text:span text:style-name="T7">curl http://hgdownload.cse.ucsc.edu/goldenPath/hg19/chromosomes/chrM.fa.gz | gunzip -c | tr « ATGC » « TACG » | rev</text:span></text:p>
      <text:p text:style-name="P2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 NIEL</meta:initial-creator>
    <meta:creation-date>2013-09-13T13:08:33</meta:creation-date>
    <dc:date>2013-09-24T23:45:18</dc:date>
    <dc:creator>Clément NIEL</dc:creator>
    <meta:editing-duration>PT3H28M13S</meta:editing-duration>
    <meta:editing-cycles>11</meta:editing-cycles>
    <meta:generator>LibreOffice/4.0.2.2$Linux_x86 LibreOffice_project/400m0$Build-2</meta:generator>
    <meta:document-statistic meta:table-count="1" meta:image-count="0" meta:object-count="0" meta:page-count="5" meta:paragraph-count="131" meta:word-count="977" meta:character-count="5912" meta:non-whitespace-character-count="4857"/>
  </office:meta>
</office:document-meta>
</file>